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Renderer.getName( FacesContext 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Renderer.decode( FacesContext 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pRenderer.encodeChildren( FacesContext 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Renderer.encodeBegin( FacesContext 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Renderer.encodeEnd( FacesContext 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